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fill-color="#ffffff" draw:opacity="0%" draw:textarea-horizontal-align="justify" draw:textarea-vertical-align="middle" draw:auto-grow-height="false" fo:min-height="4.62cm" fo:min-width="9.355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6600" draw:marker-start-width="0.355cm" draw:marker-end-width="0.355cm" draw:fill-color="#99cc99" draw:textarea-horizontal-align="justify" draw:textarea-vertical-align="middle" draw:auto-grow-height="false" fo:min-height="0.872cm" fo:min-width="1.92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48cm"/>
    </style:style>
    <style:style style:name="gr4" style:family="graphic" style:parent-style-name="standard">
      <style:graphic-properties svg:stroke-width="0.051cm" svg:stroke-color="#990000" draw:marker-start-width="0.355cm" draw:marker-end-width="0.355cm" draw:fill-color="#cc9999" draw:textarea-horizontal-align="justify" draw:textarea-vertical-align="middle" draw:auto-grow-height="false" fo:min-height="0.872cm" fo:min-width="1.921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3300" draw:marker-start-width="0.355cm" draw:marker-end-width="0.355cm" draw:fill-color="#cccc99" draw:textarea-horizontal-align="justify" draw:textarea-vertical-align="middle" draw:auto-grow-height="false" fo:min-height="0.872cm" fo:min-width="1.92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55cm" draw:marker-end-width="0.355cm" draw:fill-color="#ffffff" draw:opacity="0%" draw:textarea-horizontal-align="justify" draw:textarea-vertical-align="middle" draw:auto-grow-height="false" fo:min-height="4.619cm" fo:min-width="9.342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1900" draw:marker-start-width="0.355cm" draw:marker-end-width="0.355cm" draw:fill-color="#cc9966" draw:textarea-horizontal-align="justify" draw:textarea-vertical-align="middle" draw:auto-grow-height="false" fo:min-height="0.872cm" fo:min-width="1.921cm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vertical-align="middle" fo:min-height="2.864cm"/>
    </style:style>
    <style:style style:name="gr9" style:family="graphic" style:parent-style-name="standard">
      <style:graphic-properties svg:stroke-width="0.051cm" svg:stroke-color="#000099" draw:marker-start-width="0.355cm" draw:marker-end-width="0.355cm" draw:fill-color="#9999cc" draw:textarea-horizontal-align="justify" draw:textarea-vertical-align="middle" draw:auto-grow-height="false" fo:min-height="0.872cm" fo:min-width="1.921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3465a4" draw:marker-start-width="0.355cm" draw:marker-end-width="0.355cm" draw:fill-color="#cfe7f5" draw:textarea-horizontal-align="justify" draw:textarea-vertical-align="middle" draw:auto-grow-height="false" fo:min-height="0.871cm" fo:min-width="1.921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047cm"/>
    </style:style>
    <style:style style:name="gr12" style:family="graphic" style:parent-style-name="objectwithoutfill">
      <style:graphic-properties svg:stroke-width="0.051cm" svg:stroke-color="#3465a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3465a4" draw:marker-start-width="0.355cm" draw:marker-end-width="0.355cm" draw:fill-color="#cfe7f5" draw:textarea-horizontal-align="justify" draw:textarea-vertical-align="middle" draw:auto-grow-height="false" fo:min-height="0.872cm" fo:min-width="1.921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vertical-align="middle" fo:min-height="1.024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-color="#99cc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text-underline-style="none" style:font-size-asian="8pt" style:font-size-complex="8pt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-color="#cccc99"/>
      <style:paragraph-properties fo:text-align="center"/>
    </style:style>
    <style:style style:name="P7" style:family="paragraph">
      <loext:graphic-properties draw:fill-color="#cc9966"/>
      <style:paragraph-properties fo:text-align="center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color="#666666" fo:font-size="10pt" style:font-size-asian="10pt" style:font-size-complex="10pt"/>
    </style:style>
    <style:style style:name="P10" style:family="paragraph">
      <loext:graphic-properties draw:fill-color="#9999cc"/>
      <style:paragraph-properties fo:text-align="center"/>
    </style:style>
    <style:style style:name="P11" style:family="paragraph">
      <loext:graphic-properties draw:fill-color="#cfe7f5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fo:color="#3465a4"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color="#3465a4" fo:font-size="10pt" style:font-size-asian="10pt" style:font-size-complex="10pt"/>
    </style:style>
    <style:style style:name="T1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" style:family="text">
      <style:text-properties fo:color="#666666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color="#3465a4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77cm" svg:height="5.192cm" svg:x="1.253cm" svg:y="14.3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97cm" svg:height="1.298cm" svg:x="5.02cm" svg:y="14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8" draw:id="id8" draw:layer="layout" svg:width="2.597cm" svg:height="1.298cm" svg:x="5.02cm" svg:y="14.942cm">
          <draw:text-box>
            <text:p text:style-name="P3"><text:span text:style-name="T1">Processed</text:span></text:p>
          </draw:text-box>
        </draw:frame>
        <draw:custom-shape draw:style-name="gr4" draw:text-style-name="P5" draw:layer="layout" svg:width="2.597cm" svg:height="1.298cm" svg:x="1.82cm" svg:y="14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9" draw:id="id9" draw:layer="layout" svg:width="2.597cm" svg:height="1.298cm" svg:x="1.82cm" svg:y="14.943cm">
          <draw:text-box>
            <text:p text:style-name="P3"><text:span text:style-name="T1">Failed</text:span></text:p>
          </draw:text-box>
        </draw:frame>
        <draw:custom-shape draw:style-name="gr5" draw:text-style-name="P6" xml:id="id10" draw:id="id10" draw:layer="layout" svg:width="2.597cm" svg:height="1.298cm" svg:x="8.22cm" svg:y="14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97cm" svg:height="1.298cm" svg:x="8.22cm" svg:y="14.943cm">
          <draw:text-box>
            <text:p text:style-name="P3"><text:span text:style-name="T1">Skipped</text:span></text:p>
          </draw:text-box>
        </draw:frame>
        <draw:custom-shape draw:style-name="gr6" draw:text-style-name="P1" xml:id="id6" draw:id="id6" draw:layer="layout" svg:width="10.164cm" svg:height="5.191cm" svg:x="1.266cm" svg:y="4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97cm" svg:height="1.298cm" svg:x="5.033cm" svg:y="5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" draw:id="id2" draw:layer="layout" svg:width="2.597cm" svg:height="1.298cm" svg:x="5.033cm" svg:y="5.101cm">
          <draw:text-box>
            <text:p text:style-name="P3"><text:span text:style-name="T1">Ready</text:span></text:p>
          </draw:text-box>
        </draw:frame>
        <draw:custom-shape draw:style-name="gr7" draw:text-style-name="P7" draw:layer="layout" svg:width="2.597cm" svg:height="1.298cm" svg:x="8.233cm" svg:y="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5" draw:id="id5" draw:layer="layout" svg:width="2.597cm" svg:height="1.298cm" svg:x="8.233cm" svg:y="5.102cm">
          <draw:text-box>
            <text:p text:style-name="P3"><text:span text:style-name="T1">Skip</text:span></text:p>
          </draw:text-box>
        </draw:frame>
        <draw:frame draw:style-name="gr8" draw:text-style-name="P9" draw:layer="layout" svg:width="10.111cm" svg:height="3.114cm" svg:x="1.319cm" svg:y="6.523cm">
          <draw:text-box>
            <text:p text:style-name="P8"><text:span text:style-name="T2">Queue implementations report a “QueueStatus” for all of the elements which are in the input queue at all times.</text:span></text:p>
            <text:p text:style-name="P8"><text:span text:style-name="T2"/></text:p>
            <text:p text:style-name="P8"><text:span text:style-name="T2">Skip elements go directly to the output queue without processing, and the scheduler only ever processes the Ready elements.</text:span></text:p>
          </draw:text-box>
        </draw:frame>
        <draw:custom-shape draw:style-name="gr9" draw:text-style-name="P10" draw:layer="layout" svg:width="2.597cm" svg:height="1.298cm" svg:x="1.833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4" draw:id="id4" draw:layer="layout" svg:width="2.597cm" svg:height="1.298cm" svg:x="1.833cm" svg:y="5.103cm">
          <draw:text-box>
            <text:p text:style-name="P3"><text:span text:style-name="T1">Wait</text:span></text:p>
          </draw:text-box>
        </draw:frame>
        <draw:custom-shape draw:style-name="gr10" draw:text-style-name="P11" xml:id="id3" draw:id="id3" draw:layer="layout" svg:width="2.597cm" svg:height="1.297cm" svg:x="5.033cm" svg:y="1.3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xml:id="id1" draw:id="id1" draw:layer="layout" svg:width="2.597cm" svg:height="1.297cm" svg:x="5.033cm" svg:y="1.322cm">
          <draw:text-box>
            <text:p text:style-name="P3"><text:span text:style-name="T1">Elements In</text:span></text:p>
          </draw:text-box>
        </draw:frame>
        <draw:connector draw:style-name="gr12" draw:text-style-name="P12" draw:layer="layout" draw:type="curve" svg:x1="6.331cm" svg:y1="2.619cm" svg:x2="6.331cm" svg:y2="5.101cm" draw:start-shape="id1" draw:start-glue-point="2" draw:end-shape="id2" draw:end-glue-point="0" svg:d="M6331 2619v2482" svg:viewBox="0 0 1 2483">
          <text:p/>
        </draw:connector>
        <draw:connector draw:style-name="gr12" draw:text-style-name="P12" draw:layer="layout" draw:type="curve" svg:x1="6.331cm" svg:y1="2.619cm" svg:x2="3.131cm" svg:y2="5.103cm" draw:start-shape="id3" draw:end-shape="id4" draw:end-glue-point="0" svg:d="M6331 2619c0 1882-3200 641-3200 2484" svg:viewBox="0 0 3201 2485">
          <text:p/>
        </draw:connector>
        <draw:connector draw:style-name="gr12" draw:text-style-name="P12" draw:layer="layout" draw:type="curve" svg:x1="6.331cm" svg:y1="2.619cm" svg:x2="9.531cm" svg:y2="5.102cm" draw:start-shape="id1" draw:start-glue-point="2" draw:end-shape="id5" draw:end-glue-point="0" svg:d="M6331 2619c0 1863 3200 622 3200 2483" svg:viewBox="0 0 3201 2484">
          <text:p/>
        </draw:connector>
        <draw:custom-shape draw:style-name="gr13" draw:text-style-name="P11" draw:layer="layout" svg:width="2.597cm" svg:height="1.298cm" svg:x="5.033cm" svg:y="11.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7" draw:id="id7" draw:layer="layout" svg:width="2.597cm" svg:height="1.298cm" svg:x="5.033cm" svg:y="11.03cm">
          <draw:text-box>
            <text:p text:style-name="P3"><text:span text:style-name="T1">Element Processing</text:span></text:p>
          </draw:text-box>
        </draw:frame>
        <draw:connector draw:style-name="gr12" draw:text-style-name="P12" draw:layer="layout" draw:type="curve" svg:x1="6.348cm" svg:y1="9.668cm" svg:x2="6.331cm" svg:y2="11.03cm" draw:start-shape="id6" draw:end-shape="id7" svg:d="M6348 9668c0 1041-17 360-17 1362" svg:viewBox="0 0 18 1363">
          <text:p/>
        </draw:connector>
        <draw:connector draw:style-name="gr12" draw:text-style-name="P12" draw:layer="layout" draw:type="curve" svg:x1="6.331cm" svg:y1="12.328cm" svg:x2="6.318cm" svg:y2="14.942cm" draw:start-shape="id7" draw:start-glue-point="2" draw:end-shape="id8" draw:end-glue-point="0" svg:d="M6331 12328c0 1960-13 654-13 2614" svg:viewBox="0 0 14 2615">
          <text:p/>
        </draw:connector>
        <draw:connector draw:style-name="gr12" draw:text-style-name="P12" draw:layer="layout" draw:type="curve" svg:x1="6.331cm" svg:y1="12.328cm" svg:x2="3.118cm" svg:y2="14.943cm" draw:start-shape="id7" draw:start-glue-point="2" draw:end-shape="id9" draw:end-glue-point="0" svg:d="M6331 12328c0 1962-3213 655-3213 2615" svg:viewBox="0 0 3214 2616">
          <text:p/>
        </draw:connector>
        <draw:connector draw:style-name="gr12" draw:text-style-name="P12" draw:layer="layout" draw:type="curve" svg:x1="6.331cm" svg:y1="12.328cm" svg:x2="9.518cm" svg:y2="14.943cm" draw:start-shape="id7" draw:start-glue-point="2" draw:end-shape="id10" svg:d="M6331 12328c0 1942 3187 635 3187 2615" svg:viewBox="0 0 3188 2616">
          <text:p/>
        </draw:connector>
        <draw:frame draw:style-name="gr8" draw:text-style-name="P9" draw:layer="layout" svg:width="10.111cm" svg:height="3.114cm" svg:x="1.32cm" svg:y="16.333cm">
          <draw:text-box>
            <text:p text:style-name="P8"><text:span text:style-name="T2">After elements are either processed or skipped, they move to the Queue’s output queue where the scheduler can pick them up and and move them along to the next Queue.</text:span></text:p>
            <text:p text:style-name="P8"><text:span text:style-name="T2"/></text:p>
            <text:p text:style-name="P8"><text:span text:style-name="T2">Elements which have passed through a Queue are also kept in status lists for bookkeeping purposes.</text:span></text:p>
          </draw:text-box>
        </draw:frame>
        <draw:frame draw:style-name="gr14" draw:text-style-name="P14" draw:layer="layout" svg:width="3.633cm" svg:height="1.274cm" svg:x="1.32cm" svg:y="3.179cm">
          <draw:text-box>
            <text:p text:style-name="P13"><text:span text:style-name="T3">Input Queue</text:span></text:p>
          </draw:text-box>
        </draw:frame>
        <draw:frame draw:style-name="gr14" draw:text-style-name="P14" draw:layer="layout" svg:width="3.633cm" svg:height="1.274cm" svg:x="1.321cm" svg:y="12.99cm">
          <draw:text-box>
            <text:p text:style-name="P13"><text:span text:style-name="T3">Output Que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20.8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9:58:43.418479708</meta:creation-date>
    <dc:date>2018-10-14T16:10:14.080463010</dc:date>
    <meta:editing-duration>PT23M17S</meta:editing-duration>
    <meta:editing-cycles>5</meta:editing-cycles>
    <meta:generator>LibreOffice/5.1.4.1$Linux_X86_64 LibreOffice_project/10m0$Build-1</meta:generator>
    <meta:document-statistic meta:object-count="29"/>
  </office:meta>
</office:document-meta>
</file>